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" svg:stroke-width="0cm" draw:stroke-linejoin="none" svg:stroke-linecap="butt" draw:fill="solid" draw:fill-color="#ff0000" draw:textarea-horizontal-align="center" draw:textarea-vertical-align="middle"/>
    </style:style>
    <style:style style:name="P1" style:family="paragraph">
      <loext:graphic-properties draw:fill="solid" draw:fill-color="#ff0000"/>
      <style:paragraph-properties fo:text-align="center"/>
    </style:style>
  </office:automatic-styles>
  <office:body>
    <office:drawing>
      <draw:page draw:name="page1" draw:style-name="dp1" draw:master-page-name="Predvolené">
        <draw:g>
          <draw:path draw:style-name="gr1" draw:text-style-name="P1" draw:layer="layout" svg:width="39.993cm" svg:height="15.103cm" svg:x="0cm" svg:y="0.5cm" svg:viewBox="0 0 39994 15104" svg:d="M24200 7860c116 1686 3225 1158 2143 4217-402 1139-1380 2245-2472 2617-963 329-1861 65-2379-608-923-1198-124-3039 868-3669l791 448c-39-914-262-1993 1049-3005zM20174 8500l-2349 24v-1810l4653-401v1810zM16569 10972l-3170-802v-1809l6336 948v1808zM15165 8114l-1766-529v-1809l3539 852v1810zM20610 9233l1895-340c-107 260-170 517-206 764-545 160-1181 839-1509 1362l-180 23zM26591 8877c-462-362-1011-581-1337-926l1337-661zM20397 11840c-242 716-240 1436-12 2069l-2560 43v-2068zM13399 12626v-1681l3539 853v2068l-3099-701c-243-80-440-325-440-539zM23325 6083l3266-1378v1809l-1616 783c-121-272-432-338-775-213-279 102-644 417-875 638zM13839 3083l5896 797v2068l-6336-947v-1681c0-214 197-317 440-237zM26195 2072c219-114 396-37 396 177v1681l-5981 1943v-2069zM8353 3289c1514-144 3033-216 4552-216v1722c-1519 0-3038 72-4552 216zM0 4828c2224-613 4477-1066 6743-1358v1722c-2266 292-4519 745-6743 1358zM5609 6482c2420-371 4858-557 7296-557v1723c-2438 0-4876 186-7296 556zM3533 9696c1796-355 3605-608 5419-757v1722c-1814 149-3623 402-5419 757zM10147 8855c918-53 1838-79 2758-79v1721c-920 0-1840 27-2758 79zM7039 11986c1949-238 3907-359 5866-359v1722c-1959 0-3917 120-5866 359zM0 7680c1346-370 2703-683 4066-937v1723c-1363 254-2720 566-4066 937zM0 13382c1814-499 3647-893 5490-1180v1722c-1843 286-3676 680-5490 1180zM0 10532c800-221 1603-420 2410-599v1722c-807 179-1610 378-2410 598zM35442 216c1514-144 3032-216 4551-216v1723c-1519 0-3037 71-4551 215zM27089 1755c2224-613 4476-1066 6742-1358v1722c-2266 293-4518 746-6742 1359zM32698 3409c2419-370 4858-557 7296-557v1723c-2438 0-4877 186-7296 557zM30622 6623c1796-355 3604-607 5419-757v1722c-1815 149-3623 402-5419 757zM37236 5782c918-53 1837-79 2757-79v1722c-920 0-1839 26-2757 79zM34128 8914c1949-239 3907-359 5865-359v1721c-1958 0-3916 121-5865 359zM27089 4607c1346-370 2703-683 4066-936v1722c-1363 254-2720 566-4066 937zM27089 10310c1814-500 3647-894 5490-1180v1721c-1843 286-3676 681-5490 1180zM27089 7459c800-220 1603-420 2410-599v1722c-807 179-1610 378-2410 599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Vyplnené" draw:style="linear" draw:start-color="#ffffff" draw:end-color="#cccccc" draw:start-intensity="100%" draw:end-intensity="100%" draw:angle="300" draw:border="0%"/>
    <draw:gradient draw:name="Vyplnené_20_modré" draw:display-name="Vyplnené modré" draw:style="linear" draw:start-color="#729fcf" draw:end-color="#355269" draw:start-intensity="100%" draw:end-intensity="100%" draw:angle="300" draw:border="0%"/>
    <draw:gradient draw:name="Vyplnené_20_zelené" draw:display-name="Vyplnené zelené" draw:style="linear" draw:start-color="#77bc65" draw:end-color="#127622" draw:start-intensity="100%" draw:end-intensity="100%" draw:angle="300" draw:border="0%"/>
    <draw:gradient draw:name="Vyplnené_20_červené" draw:display-name="Vyplnené červené" draw:style="linear" draw:start-color="#ff6d6d" draw:end-color="#c9211e" draw:start-intensity="100%" draw:end-intensity="100%" draw:angle="300" draw:border="0%"/>
    <draw:gradient draw:name="Vyplnené_20_žlté" draw:display-name="Vyplnené žlté" draw:style="linear" draw:start-color="#ffde59" draw:end-color="#b47804" draw:start-intensity="100%" draw:end-intensity="100%" draw:angle="300" draw:border="0%"/>
    <draw:gradient draw:name="Útvary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sk" fo:country="non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0cm" fo:page-height="15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9T17:48:42.078000000</meta:creation-date>
    <dc:date>2020-10-09T17:55:26.227000000</dc:date>
    <meta:editing-duration>PT6M44S</meta:editing-duration>
    <meta:editing-cycles>1</meta:editing-cycles>
    <meta:document-statistic meta:object-count="2"/>
    <meta:generator>LibreOffice/6.2.5.2$Windows_x86 LibreOffice_project/1ec314fa52f458adc18c4f025c545a4e8b22c159</meta:generator>
  </office:meta>
</office:document-meta>
</file>